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aultPersistenceUnitManager.setPersistenceXmlLocation( String persistenceXmlLoc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PersistenceUnitManager.setDefaultJtaDataSource( @ Nullable DataSource defaultJtaData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PersistenceUnitManager.obtainDefaultPersistenceUnitInfo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DefaultPersistenceUnitManager.setValidationMode( ValidationMode validationM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PersistenceUnitManager.getLoadTimeWeav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PersistenceUnitManager.getDefaultJtaDataSour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PersistenceUnitManager.afterPropertiesSet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efaultPersistenceUnitManager.postProcessPersistenceUnitInfo( MutablePersistenceUnitInfo pui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efaultPersistenceUnitManager.getPersistenceUnitPostProcesso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PersistenceUnitManager.getOrmXmlForDefaultPersistenceUnit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DefaultPersistenceUnitManager.setMappingResources( String ... mappingResourc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PersistenceUnitManager.applyManagedTypes( SpringPersistenceUnitInfo scannedUnit , PersistenceManagedTypes managedType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efaultPersistenceUnitManager.setSharedCacheMode( SharedCacheMode sharedCacheM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PersistenceUnitManager.setLoadTimeWeaver( @ Nullable LoadTimeWeaver loadTimeWeav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PersistenceUnitManager.setPackagesToScan( String ... packagesToSca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PersistenceUnitManager.setDefaultPersistenceUnitName( String defaultPersistenceUnit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PersistenceUnitManager.isPersistenceUnitOverrideAllow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PersistenceUnitManager.getDataSourceLook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PersistenceUnitManager.obtainPersistenceUnitInfo( String persistenceUnit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DefaultPersistenceUnitManager.readPersistenceUnitInfos( )</text:p>
          </table:table-cell>
          <table:table-cell office:value-type="float" office:value="9">
            <text:p text:style-name="Table_20_Contents">9</text:p>
          </table:table-cell>
          <table:table-cell office:value-type="float" office:value="7">
            <text:p text:style-name="Table_20_Contents">7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DefaultPersistenceUnitManager.preparePersistenceUnitInfos(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13">
            <text:p text:style-name="Table_20_Contents">13</text:p>
          </table:table-cell>
          <table:table-cell office:value-type="float" office:value="38">
            <text:p text:style-name="Table_20_Contents">38</text:p>
          </table:table-cell>
        </table:table-row>
        <table:table-row>
          <table:table-cell office:value-type="string">
            <text:p text:style-name="Table_20_Contents">DefaultPersistenceUnitManager.buildDefaultPersistenceUnitInfo( )</text:p>
          </table:table-cell>
          <table:table-cell office:value-type="float" office:value="9">
            <text:p text:style-name="Table_20_Contents">9</text:p>
          </table:table-cell>
          <table:table-cell office:value-type="float" office:value="6">
            <text:p text:style-name="Table_20_Contents">6</text:p>
          </table:table-cell>
          <table:table-cell office:value-type="float" office:value="35">
            <text:p text:style-name="Table_20_Contents">35</text:p>
          </table:table-cell>
        </table:table-row>
        <table:table-row>
          <table:table-cell office:value-type="string">
            <text:p text:style-name="Table_20_Contents">DefaultPersistenceUnitManager.setPersistenceXmlLocations( String ... persistenceXmlLocat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PersistenceUnitManager.setDataSources( Map &lt; String , DataSource &gt; dataSourc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PersistenceUnitManager.setDefaultPersistenceUnitRootLocation( String defaultPersistenceUnitRootLoc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PersistenceUnitManager.setDefaultDataSource( @ Nullable DataSource defaultData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PersistenceUnitManager.setManagedTypes( PersistenceManagedTypes managedTyp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PersistenceUnitManager.determineDefaultPersistenceUnitRootUrl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DefaultPersistenceUnitManager.getDefaultDataSour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PersistenceUnitManager.setDataSourceLookup( @ Nullable DataSourceLookup dataSourceLookup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PersistenceUnitManager.setPersistenceUnitPostProcessors( @ Nullable PersistenceUnitPostProcessor ... postProcesso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PersistenceUnitManager.getPersistenceUnitInfo( String persistenceUnit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faultPersistenceUnitManager.setResourceLoader( ResourceLoader resourceLoa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